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700000404F534E2A01A441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344cm" svg:y="-2cm" svg:width="17cm" svg:height="18.376cm" draw:z-index="0"><draw:image xlink:href="Pictures/10000001000003B700000404F534E2A01A441CC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3:03:05.639216985</meta:creation-date>
    <meta:generator>LibreOffice/7.3.7.2$Linux_X86_64 LibreOffice_project/30$Build-2</meta:generator>
    <dc:date>2023-09-22T13:29:12.703875190</dc:date>
    <meta:editing-duration>PT26M7S</meta:editing-duration>
    <meta:editing-cycles>2</meta:editing-cycles>
    <meta:document-statistic meta:table-count="0" meta:image-count="1" meta:object-count="0" meta:page-count="4" meta:paragraph-count="0" meta:word-count="0" meta:character-count="0" meta:non-whitespace-character-count="0"/>
  </office:meta>
</office:document-meta>
</file>